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alibri" svg:font-family="Calibri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2790" officeooo:paragraph-rsid="00152790"/>
    </style:style>
    <style:style style:name="P2" style:family="paragraph" style:parent-style-name="Standard" style:list-style-name="L1">
      <style:text-properties officeooo:paragraph-rsid="00152790"/>
    </style:style>
    <style:style style:name="T1" style:family="text">
      <style:text-properties officeooo:rsid="0015279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eglas contables</text:h>
      <text:p text:style-name="P1"/>
      <text:list xml:id="list3140143313" text:style-name="L1">
        <text:list-item>
          <text:p text:style-name="P2">LAS CUENTAS DE ACTIVOS Y GASTOS AUMENTAN AL DEBE Y DISMINUYEN AL HABER<text:span text:style-name="T1">.</text:span> </text:p>
        </text:list-item>
        <text:list-item>
          <text:p text:style-name="P2">LOS PASIVOS E INGRESOS Y CUENTAS DE CAPITAL DISMINUYEN AL DEBE Y AUMENTAN EN EL HABER. 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alibri" svg:font-family="Calibri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Bosco Garita Azofeifa</meta:initial-creator>
    <meta:creation-date>2020-11-07T09:58:48.078000000</meta:creation-date>
    <dc:date>2020-11-07T10:02:16.182000000</dc:date>
    <dc:creator>Bosco Garita Azofeifa</dc:creator>
    <meta:editing-duration>PT3M29S</meta:editing-duration>
    <meta:editing-cycles>1</meta:editing-cycles>
    <meta:document-statistic meta:table-count="0" meta:image-count="0" meta:object-count="0" meta:page-count="1" meta:paragraph-count="3" meta:word-count="33" meta:character-count="179" meta:non-whitespace-character-count="149"/>
    <meta:generator>LibreOffice/6.4.6.2$Windows_X86_64 LibreOffice_project/0ce51a4fd21bff07a5c061082cc82c5ed232f115</meta:generator>
  </office:meta>
</office:document-meta>
</file>